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23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0-08T23:10:04</dc:date>
    <dc:creator>Markus Mohrhard</dc:creator>
    <meta:editing-duration>P2DT20H30M3S</meta:editing-duration>
    <meta:editing-cycles>3</meta:editing-cycles>
    <meta:generator>LibreOffice/3.5$Linux_X86_64 LibreOffice_project/2fc62f6</meta:generator>
    <meta:document-statistic meta:table-count="2" meta:cell-count="47" meta:object-count="0"/>
  </office:meta>
</office:document-meta>
</file>